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C0000041CA9248C6844A9A7B3.png" manifest:media-type="image/png"/>
  <manifest:file-entry manifest:full-path="Pictures/100000010000011700000083296E351C9AB754B8.png" manifest:media-type="image/png"/>
  <manifest:file-entry manifest:full-path="Pictures/10000001000000B4000000B48A23E2FEA9BD4866.png" manifest:media-type="image/png"/>
  <manifest:file-entry manifest:full-path="Pictures/100000010000074D00000800521D6A56C9564F72.png" manifest:media-type="image/png"/>
  <manifest:file-entry manifest:full-path="Pictures/10000001000004A0000004027D69D9F9E3198D9A.png" manifest:media-type="image/png"/>
  <manifest:file-entry manifest:full-path="Pictures/10000001000000FA0000011676DA2C0BEC07A9CD.png" manifest:media-type="image/png"/>
  <manifest:file-entry manifest:full-path="Pictures/1000000100000F0000000960AF321B6487F7D114.png" manifest:media-type="image/png"/>
  <manifest:file-entry manifest:full-path="Pictures/1000000100000199000001842D7B05634E8DC1FC.png" manifest:media-type="image/png"/>
  <manifest:file-entry manifest:full-path="Pictures/1000000100000A000000013B7910A6E664893FDA.png" manifest:media-type="image/png"/>
  <manifest:file-entry manifest:full-path="Pictures/1000000100000200000002005B76A98D65E56476.png" manifest:media-type="image/png"/>
  <manifest:file-entry manifest:full-path="Pictures/10000001000002000000020060E804DE5F8380ED.png" manifest:media-type="image/png"/>
  <manifest:file-entry manifest:full-path="Pictures/1000000100000140000001406AD8FAA4D52D6265.png" manifest:media-type="image/png"/>
  <manifest:file-entry manifest:full-path="Pictures/10000001000002000000020068B0200DA1236260.png" manifest:media-type="image/png"/>
  <manifest:file-entry manifest:full-path="Pictures/1000000100000A00000002B2793D0323DD0B1B94.png" manifest:media-type="image/png"/>
  <manifest:file-entry manifest:full-path="Pictures/10000001000003FF000001715413E789F9D424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50953" draw:fill-color="#bf819e" draw:textarea-horizontal-align="justify" draw:textarea-vertical-align="middle" draw:auto-grow-height="false" fo:min-height="14.6cm" fo:min-width="19.09cm"/>
    </style:style>
    <style:style style:name="gr2" style:family="graphic" style:parent-style-name="standard">
      <style:graphic-properties svg:stroke-color="#ff8000" draw:fill-color="#ff860d" draw:textarea-horizontal-align="justify" draw:textarea-vertical-align="middle" draw:auto-grow-height="false" fo:min-height="4.25cm" fo:min-width="4.5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c9211e" draw:fill-color="#ff6d6d" draw:textarea-horizontal-align="justify" draw:textarea-vertical-align="middle" draw:auto-grow-height="false" fo:min-height="4.25cm" fo:min-width="4.5cm"/>
    </style:style>
    <style:style style:name="gr5" style:family="graphic" style:parent-style-name="standard">
      <style:graphic-properties svg:stroke-color="#acb20c" draw:fill-color="#ffff6d" draw:textarea-horizontal-align="justify" draw:textarea-vertical-align="middle" draw:auto-grow-height="false" fo:min-height="2.2cm" fo:min-width="4cm"/>
    </style:style>
    <style:style style:name="gr6" style:family="graphic" style:parent-style-name="objectwithoutfill">
      <style:graphic-properties svg:stroke-width="0.1cm" svg:stroke-color="#000000" draw:marker-start="Puntas_20_de_20_flecha_20_1" draw:marker-start-width="0.45cm" draw:marker-end="Puntas_20_de_20_flecha_20_2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-color="#bf819e"/>
      <style:paragraph-properties fo:text-align="center"/>
    </style:style>
    <style:style style:name="P2" style:family="paragraph">
      <loext:graphic-properties draw:fill-color="#ff860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ff6d"/>
      <style:paragraph-properties fo:text-align="center"/>
    </style:style>
    <style:style style:name="P6" style:family="paragraph">
      <loext:graphic-properties draw:fill="none"/>
      <style:paragraph-properties fo:margin-left="12.4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.59cm" svg:height="14.85cm" svg:x="1cm" svg:y="3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4.5cm" svg:x="2.1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36cm" svg:height="2.364cm" svg:x="3.014cm" svg:y="4.386cm">
          <draw:image xlink:href="Pictures/100000010000011700000083296E351C9AB754B8.png" xlink:type="simple" xlink:show="embed" xlink:actuate="onLoad" draw:mime-type="image/png">
            <text:p/>
          </draw:image>
        </draw:frame>
        <draw:custom-shape draw:style-name="gr4" draw:text-style-name="P4" xml:id="id2" draw:id="id2" draw:layer="layout" svg:width="5cm" svg:height="4.5cm" svg:x="14.1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36cm" svg:height="2.364cm" svg:x="13.014cm" svg:y="4.286cm">
          <draw:image xlink:href="Pictures/100000010000011700000083296E351C9AB754B8.png" xlink:type="simple" xlink:show="embed" xlink:actuate="onLoad" draw:mime-type="image/png">
            <text:p/>
          </draw:image>
        </draw:frame>
        <draw:custom-shape draw:style-name="gr5" draw:text-style-name="P5" draw:layer="layout" svg:width="4.5cm" svg:height="2.45cm" svg:x="14.4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5cm" svg:height="4.5cm" svg:x="2.7cm" svg:y="1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5cm" svg:height="2.45cm" svg:x="3cm" svg:y="14.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36cm" svg:height="2.364cm" svg:x="1.514cm" svg:y="11.386cm">
          <draw:image xlink:href="Pictures/100000010000011700000083296E351C9AB754B8.png" xlink:type="simple" xlink:show="embed" xlink:actuate="onLoad" draw:mime-type="image/png">
            <text:p/>
          </draw:image>
        </draw:frame>
        <draw:frame draw:style-name="gr3" draw:text-style-name="P3" draw:layer="layout" svg:width="2.063cm" svg:height="2.294cm" svg:x="5.537cm" svg:y="14.228cm">
          <draw:image xlink:href="Pictures/10000001000000FA0000011676DA2C0BEC07A9CD.png" xlink:type="simple" xlink:show="embed" xlink:actuate="onLoad" draw:mime-type="image/png">
            <text:p/>
          </draw:image>
        </draw:frame>
        <draw:frame draw:style-name="gr3" draw:text-style-name="P3" draw:layer="layout" svg:width="7.625cm" svg:height="4.765cm" svg:x="2.849cm" svg:y="0.6cm">
          <draw:image xlink:href="Pictures/1000000100000F0000000960AF321B6487F7D114.png" xlink:type="simple" xlink:show="embed" xlink:actuate="onLoad" draw:mime-type="image/png">
            <text:p/>
          </draw:image>
        </draw:frame>
        <draw:connector draw:style-name="gr6" draw:text-style-name="P6" draw:layer="layout" draw:type="curve" svg:x1="7.1cm" svg:y1="7.65cm" svg:x2="14.1cm" svg:y2="7.65cm" draw:start-shape="id1" draw:start-glue-point="1" draw:end-shape="id2" draw:end-glue-point="3" svg:d="M7100 7650h7000" svg:viewBox="0 0 7001 1">
          <text:p/>
        </draw:connector>
        <draw:connector draw:style-name="gr6" draw:text-style-name="P6" draw:layer="layout" draw:type="curve" svg:x1="5.2cm" svg:y1="12.6cm" svg:x2="16.6cm" svg:y2="9.9cm" draw:start-shape="id3" draw:end-shape="id2" draw:end-glue-point="2" svg:d="M5200 12600c0-2025 11400-675 11400-2700" svg:viewBox="0 0 11401 2701">
          <text:p/>
        </draw:connector>
        <draw:frame draw:style-name="gr7" draw:text-style-name="P7" xml:id="id5" draw:id="id5" draw:layer="layout" svg:width="4.023cm" svg:height="3.817cm" svg:x="8.25cm" svg:y="20.133cm">
          <draw:image xlink:href="Pictures/1000000100000199000001842D7B05634E8DC1FC.png" xlink:type="simple" xlink:show="embed" xlink:actuate="onLoad" draw:mime-type="image/png">
            <text:p/>
          </draw:image>
        </draw:frame>
        <draw:custom-shape draw:style-name="gr4" draw:text-style-name="P4" xml:id="id4" draw:id="id4" draw:layer="layout" svg:width="5cm" svg:height="4.5cm" svg:x="12.2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763cm" svg:height="1.763cm" svg:x="15.3cm" svg:y="12.4cm">
          <draw:image xlink:href="Pictures/10000001000000B4000000B48A23E2FEA9BD4866.png" xlink:type="simple" xlink:show="embed" xlink:actuate="onLoad" draw:mime-type="image/png">
            <text:p/>
          </draw:image>
        </draw:frame>
        <draw:frame draw:style-name="gr7" draw:text-style-name="P7" draw:layer="layout" svg:width="1.66cm" svg:height="1.66cm" svg:x="12.54cm" svg:y="12.495cm">
          <draw:image xlink:href="Pictures/1000000100000200000002005B76A98D65E56476.png" xlink:type="simple" xlink:show="embed" xlink:actuate="onLoad" draw:mime-type="image/png">
            <text:p/>
          </draw:image>
        </draw:frame>
        <draw:connector draw:style-name="gr6" draw:text-style-name="P6" draw:layer="layout" draw:type="curve" svg:x1="14.7cm" svg:y1="13cm" svg:x2="16.615cm" svg:y2="9.9cm" draw:start-shape="id4" svg:d="M14700 13000c0-2700 1915-1150 1915-3100" svg:viewBox="0 0 1916 3101">
          <text:p/>
        </draw:connector>
        <draw:connector draw:style-name="gr6" draw:text-style-name="P6" draw:layer="layout" draw:type="curve" svg:x1="5.2cm" svg:y1="17.1cm" svg:x2="10.261cm" svg:y2="20.133cm" draw:start-shape="id3" draw:start-glue-point="2" draw:end-shape="id5" draw:end-glue-point="0" svg:d="M5200 17100c0 2275 5061 759 5061 3033" svg:viewBox="0 0 5062 3034">
          <text:p/>
        </draw:connector>
        <draw:connector draw:style-name="gr6" draw:text-style-name="P6" draw:layer="layout" draw:type="curve" svg:x1="14.7cm" svg:y1="17.5cm" svg:x2="10.261cm" svg:y2="20.133cm" draw:start-shape="id4" draw:start-glue-point="2" draw:end-shape="id5" draw:end-glue-point="0" svg:d="M14700 17500c0 1975-4439 659-4439 2633" svg:viewBox="0 0 4440 2634">
          <text:p/>
        </draw:connector>
        <draw:frame draw:style-name="gr7" draw:text-style-name="P7" draw:layer="layout" svg:width="2.466cm" svg:height="2.466cm" svg:x="6.034cm" svg:y="18.484cm">
          <draw:image xlink:href="Pictures/1000000100000140000001406AD8FAA4D52D6265.png" xlink:type="simple" xlink:show="embed" xlink:actuate="onLoad" draw:mime-type="image/png">
            <text:p/>
          </draw:image>
        </draw:frame>
        <draw:frame draw:style-name="gr7" draw:text-style-name="P7" draw:layer="layout" svg:width="1.641cm" svg:height="1.641cm" svg:x="12.645cm" svg:y="18.909cm">
          <draw:image xlink:href="Pictures/10000001000002000000020060E804DE5F8380ED.png" xlink:type="simple" xlink:show="embed" xlink:actuate="onLoad" draw:mime-type="image/png">
            <text:p/>
          </draw:image>
        </draw:frame>
        <draw:frame draw:style-name="gr7" draw:text-style-name="P7" xml:id="id6" draw:id="id6" draw:layer="layout" svg:width="1.741cm" svg:height="1.741cm" svg:x="9.4cm" svg:y="25.3cm">
          <draw:image xlink:href="Pictures/10000001000002000000020068B0200DA1236260.png" xlink:type="simple" xlink:show="embed" xlink:actuate="onLoad" draw:mime-type="image/png">
            <text:p/>
          </draw:image>
        </draw:frame>
        <draw:connector draw:style-name="gr6" draw:text-style-name="P6" draw:layer="layout" draw:type="curve" svg:x1="10.261cm" svg:y1="23.95cm" svg:x2="10.27cm" svg:y2="25.3cm" draw:start-shape="id5" draw:start-glue-point="2" draw:end-shape="id6" draw:end-glue-point="0" svg:d="M10261 23950c0 1012 9 338 9 1350" svg:viewBox="0 0 10 1351">
          <text:p/>
        </draw:connector>
        <draw:frame draw:style-name="gr8" draw:text-style-name="P7" draw:layer="layout" svg:width="4.5cm" svg:height="1.213cm" svg:x="2.3cm" svg:y="7.25cm">
          <draw:image xlink:href="Pictures/1000000100000A00000002B2793D0323DD0B1B94.png" xlink:type="simple" xlink:show="embed" xlink:actuate="onLoad" draw:mime-type="image/png">
            <text:p/>
          </draw:image>
        </draw:frame>
        <draw:frame draw:style-name="gr8" draw:text-style-name="P7" draw:layer="layout" svg:width="2.054cm" svg:height="2.25cm" svg:x="16.696cm" svg:y="6.25cm">
          <draw:image xlink:href="Pictures/100000010000074D00000800521D6A56C9564F72.png" xlink:type="simple" xlink:show="embed" xlink:actuate="onLoad" draw:mime-type="image/png">
            <text:p/>
          </draw:image>
        </draw:frame>
        <draw:frame draw:style-name="gr8" draw:text-style-name="P7" draw:layer="layout" svg:width="3.036cm" svg:height="1.095cm" svg:x="15cm" svg:y="8.25cm">
          <draw:image xlink:href="Pictures/10000001000003FF000001715413E789F9D4249F.png" xlink:type="simple" xlink:show="embed" xlink:actuate="onLoad" draw:mime-type="image/png">
            <text:p/>
          </draw:image>
        </draw:frame>
        <draw:frame draw:style-name="gr8" draw:text-style-name="P7" draw:layer="layout" svg:width="1.433cm" svg:height="1.242cm" svg:x="3.317cm" svg:y="14.758cm">
          <draw:image xlink:href="Pictures/10000001000004A0000004027D69D9F9E3198D9A.png" xlink:type="simple" xlink:show="embed" xlink:actuate="onLoad" draw:mime-type="image/png">
            <text:p/>
          </draw:image>
        </draw:frame>
        <draw:frame draw:style-name="gr8" draw:text-style-name="P7" draw:layer="layout" svg:width="2.365cm" svg:height="2.049cm" svg:x="12.75cm" svg:y="14.701cm">
          <draw:image xlink:href="Pictures/10000001000004A0000004027D69D9F9E3198D9A.png" xlink:type="simple" xlink:show="embed" xlink:actuate="onLoad" draw:mime-type="image/png">
            <text:p/>
          </draw:image>
        </draw:frame>
        <draw:frame draw:style-name="gr8" draw:text-style-name="P7" draw:layer="layout" svg:width="3.286cm" svg:height="0.404cm" svg:x="3.25cm" svg:y="16.25cm">
          <draw:image xlink:href="Pictures/1000000100000A000000013B7910A6E664893FDA.png" xlink:type="simple" xlink:show="embed" xlink:actuate="onLoad" draw:mime-type="image/png">
            <text:p/>
          </draw:image>
        </draw:frame>
        <draw:frame draw:style-name="gr8" draw:text-style-name="P7" draw:layer="layout" svg:width="1cm" svg:height="1cm" svg:x="4.9cm" svg:y="13.75cm">
          <draw:image xlink:href="Pictures/100000010000041C0000041CA9248C6844A9A7B3.png" xlink:type="simple" xlink:show="embed" xlink:actuate="onLoad" draw:mime-type="image/png">
            <text:p/>
          </draw:image>
        </draw:frame>
        <draw:frame draw:style-name="gr9" draw:text-style-name="P9" draw:layer="layout" svg:width="8.75cm" svg:height="1.199cm" svg:x="6.45cm" svg:y="26.84cm">
          <draw:text-box>
            <text:p text:style-name="P8">Usuario con cuenta de ingenieria UNA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15:57:50.986005282</meta:creation-date>
    <dc:date>2022-10-03T12:52:11.193265632</dc:date>
    <meta:editing-duration>PT17H4M15S</meta:editing-duration>
    <meta:editing-cycles>3</meta:editing-cycles>
    <meta:generator>LibreOffice/7.3.5.2$Linux_X86_64 LibreOffice_project/184fe81b8c8c30d8b5082578aee2fed2ea847c01</meta:generator>
    <meta:document-statistic meta:object-count="32"/>
  </office:meta>
</office:document-meta>
</file>